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43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d303c"/>
    </style:style>
    <style:style style:name="P15" style:family="paragraph" style:parent-style-name="Table_20_Contents">
      <style:text-properties officeooo:rsid="000d303c" officeooo:paragraph-rsid="000d303c"/>
    </style:style>
    <style:style style:name="P16" style:family="paragraph" style:parent-style-name="Table_20_Contents">
      <style:text-properties fo:font-weight="bold" officeooo:rsid="000f67fd" officeooo:paragraph-rsid="001234db" style:font-weight-asian="bold" style:font-weight-complex="bold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d303c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0d303c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1054f1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295458992" text:id="ct14031929545899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295458672" text:id="ct1403192954586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80733312" text:id="ct1403193807333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295458144" text:id="ct1403192954581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37907616" text:id="ct14031943790761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39465616" text:id="ct14031943946561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295458992"/><text:change-start text:change-id="ct140319295458672"/>Adopt<text:change-end text:change-id="ct140319295458672"/>ed<text:change-start text:change-id="ct140319380733312"/> as a <text:change-end text:change-id="ct140319380733312"/>NMRA <text:change-start text:change-id="ct140319295458144"/>Standard<text:change-end text:change-id="ct140319295458144"/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437907616"/><text:change-start text:change-id="ct140319439465616"/>Version History<text:change-end text:change-id="ct14031943946561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6"><text:span text:style-name="Page_20_Number"><text:span text:style-name="T5">Feb 20, 2016</text:span></text:span></text:p>
          </table:table-cell>
          <table:table-cell table:style-name="Table2.C2" office:value-type="string">
            <text:p text:style-name="P15">Minor grammatical corrections and readability improvement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43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d303c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6:23.036511135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4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18H55M15S</meta:editing-duration>
    <meta:generator>LibreOffice/4.4.0.3$MacOSX_X86_64 LibreOffice_project/de093506bcdc5fafd9023ee680b8c60e3e0645d7</meta:generator>
    <dc:date>2016-02-27T16:26:22.900282000</dc:date>
    <meta:printed-by>Bob Jacobsen</meta:printed-by>
    <meta:print-date>2010-09-15T08:46:04</meta:print-date>
    <meta:document-statistic meta:table-count="2" meta:image-count="1" meta:object-count="0" meta:page-count="1" meta:paragraph-count="17" meta:word-count="93" meta:character-count="586" meta:non-whitespace-character-count="503"/>
  </office:meta>
</office:document-meta>
</file>